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 style:list-style-name="L2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  <style:text-properties fo:font-size="18pt" style:text-underline-style="solid" style:text-underline-width="auto" style:text-underline-color="font-color" style:font-size-asian="18pt" style:font-size-complex="18pt"/>
    </style:style>
    <style:style style:name="P5" style:family="paragraph" style:parent-style-name="Text_20_body" style:list-style-name="L5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 fo:text-align="justify" style:justify-single-word="false" fo:background-color="transparent">
        <style:background-image/>
      </style:paragraph-properties>
    </style:style>
    <style:style style:name="P7" style:family="paragraph" style:parent-style-name="Text_20_body" style:list-style-name="L2">
      <style:paragraph-properties fo:text-align="justify" style:justify-single-word="false"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3734230" text:style-name="L2">
        <text:list-header>
          <text:p text:style-name="P3"><text:span text:style-name="T2">Java Assignment 1</text:span></text:p>
          <text:p text:style-name="P4"><text:span text:style-name="T1">Basic </text:span><text:span text:style-name="T1">DataTypes</text:span></text:p>
        </text:list-header>
        <text:list-item>
          <text:p text:style-name="P6">Write a program to read employee id name address, cellno,designation and print all details?</text:p>
        </text:list-item>
        <text:list-item>
          <text:p text:style-name="P6">Write a program using scanner class to display student details?</text:p>
        </text:list-item>
        <text:list-item>
          <text:p text:style-name="P6">Write a program on Boolean datatype</text:p>
          <text:p text:style-name="P6"/>
        </text:list-item>
      </text:list>
      <text:p text:style-name="P2"><text:span text:style-name="T2"/></text:p>
      <text:list xml:id="list975492637" text:style-name="L5">
        <text:list-header>
          <text:p text:style-name="P5"/>
        </text:list-header>
      </text:list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1-21T14:56:22</meta:creation-date>
    <dc:date>2014-01-21T15:32:19</dc:date>
    <dc:creator>Likhitha </dc:creator>
    <meta:editing-duration>PT26M5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5" meta:word-count="38" meta:character-count="38" meta:non-whitespace-character-count="197"/>
  </office:meta>
</office:document-meta>
</file>